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text-properties fo:font-size="12pt" style:font-size-asian="10.5pt" style:font-size-complex="12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name-asian="文泉驿微米黑"/>
    </style:style>
    <style:style style:name="P8" style:family="paragraph" style:parent-style-name="Table_20_Contents">
      <style:text-properties style:font-name="文泉驿微米黑" style:font-name-asian="文泉驿微米黑"/>
    </style:style>
    <style:style style:name="P9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0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ing_20_1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9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0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“月球登陆者”游戏</text:p>
      <text:p text:style-name="P3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8">个体和互动</text:span><text:span text:style-name="T9"> 高于 流程和工具<text:tab/><text:tab/><text:line-break/></text:span><text:span text:style-name="T8">工作的软件</text:span><text:span text:style-name="T9"> 高于 详尽的文</text:span><text:span text:style-name="T10">档</text:span><text:span text:style-name="T9"><text:line-break/></text:span><text:span text:style-name="T8">客户合作</text:span><text:span text:style-name="T9"> 高于 合同谈判<text:tab/><text:tab/><text:tab/><text:line-break/></text:span><text:span text:style-name="T8">响应变化</text:span><text:span text:style-name="T9"> 高于 遵循计</text:span><text:span text:style-name="T10">划<text:tab/></text:span><text:span text:style-name="T8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16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<text:soft-page-break/>目录</text:p>
          </text:index-title>
          <text:p text:style-name="P6"><text:a xlink:type="simple" xlink:href="#__RefHeading__1057_76030317" text:style-name="Index_20_Link" text:visited-style-name="Index_20_Link">版权声明<text:tab/>3</text:a></text:p>
          <text:p text:style-name="P6"><text:a xlink:type="simple" xlink:href="#__RefHeading__1059_76030317" text:style-name="Index_20_Link" text:visited-style-name="Index_20_Link">如何查看该文档<text:tab/>3</text:a></text:p>
          <text:p text:style-name="P6"><text:a xlink:type="simple" xlink:href="#__RefHeading__1061_76030317" text:style-name="Index_20_Link" text:visited-style-name="Index_20_Link">感谢<text:tab/>3</text:a></text:p>
          <text:p text:style-name="P6"><text:a xlink:type="simple" xlink:href="#__RefHeading__1063_76030317" text:style-name="Index_20_Link" text:visited-style-name="Index_20_Link">项目描述<text:tab/>3</text:a></text:p>
          <text:p text:style-name="P6"><text:a xlink:type="simple" xlink:href="#__RefHeading__1065_76030317" text:style-name="Index_20_Link" text:visited-style-name="Index_20_Link">项目目标<text:tab/>3</text:a></text:p>
          <text:p text:style-name="P6"><text:a xlink:type="simple" xlink:href="#__RefHeading__1067_76030317" text:style-name="Index_20_Link" text:visited-style-name="Index_20_Link">资源及分配<text:tab/>3</text:a></text:p>
          <text:p text:style-name="P6"><text:a xlink:type="simple" xlink:href="#__RefHeading__1069_76030317" text:style-name="Index_20_Link" text:visited-style-name="Index_20_Link">项目流程安排及用时预估<text:tab/>3</text:a></text:p>
          <text:p text:style-name="P11"><text:a xlink:type="simple" xlink:href="#__RefHeading__1071_76030317" text:style-name="Index_20_Link" text:visited-style-name="Index_20_Link">培训<text:tab/>3</text:a></text:p>
          <text:p text:style-name="P12"><text:a xlink:type="simple" xlink:href="#__RefHeading__1207_76030317" text:style-name="Index_20_Link" text:visited-style-name="Index_20_Link">基础<text:tab/>3</text:a></text:p>
          <text:p text:style-name="P12"><text:a xlink:type="simple" xlink:href="#__RefHeading__1209_76030317" text:style-name="Index_20_Link" text:visited-style-name="Index_20_Link">游戏设计<text:tab/>3</text:a></text:p>
          <text:p text:style-name="P12"><text:a xlink:type="simple" xlink:href="#__RefHeading__1211_76030317" text:style-name="Index_20_Link" text:visited-style-name="Index_20_Link">实现2D游戏需要的特殊知识<text:tab/>3</text:a></text:p>
          <text:p text:style-name="P11"><text:a xlink:type="simple" xlink:href="#__RefHeading__1213_76030317" text:style-name="Index_20_Link" text:visited-style-name="Index_20_Link">设计游戏<text:tab/>3</text:a></text:p>
          <text:p text:style-name="P12"><text:a xlink:type="simple" xlink:href="#__RefHeading__1215_76030317" text:style-name="Index_20_Link" text:visited-style-name="Index_20_Link">抽象游戏<text:tab/>3</text:a></text:p>
          <text:p text:style-name="P12"><text:a xlink:type="simple" xlink:href="#__RefHeading__1217_76030317" text:style-name="Index_20_Link" text:visited-style-name="Index_20_Link">设计游戏模块<text:tab/>3</text:a></text:p>
          <text:p text:style-name="P12"><text:a xlink:type="simple" xlink:href="#__RefHeading__1219_76030317" text:style-name="Index_20_Link" text:visited-style-name="Index_20_Link">抽象游戏模块中的数据结构与算法<text:tab/>3</text:a></text:p>
          <text:p text:style-name="P11"><text:a xlink:type="simple" xlink:href="#__RefHeading__1221_76030317" text:style-name="Index_20_Link" text:visited-style-name="Index_20_Link">分配编码任务<text:tab/>3</text:a></text:p>
          <text:p text:style-name="P11"><text:a xlink:type="simple" xlink:href="#__RefHeading__1075_76030317" text:style-name="Index_20_Link" text:visited-style-name="Index_20_Link">编码及局部调试<text:tab/>3</text:a></text:p>
          <text:p text:style-name="P11"><text:a xlink:type="simple" xlink:href="#__RefHeading__1077_76030317" text:style-name="Index_20_Link" text:visited-style-name="Index_20_Link">搭建集成测试平台<text:tab/>3</text:a></text:p>
          <text:p text:style-name="P11"><text:a xlink:type="simple" xlink:href="#__RefHeading__1079_76030317" text:style-name="Index_20_Link" text:visited-style-name="Index_20_Link">集成测试<text:tab/>4</text:a></text:p>
          <text:p text:style-name="P11"><text:a xlink:type="simple" xlink:href="#__RefHeading__1081_76030317" text:style-name="Index_20_Link" text:visited-style-name="Index_20_Link">发布<text:tab/>4</text:a></text:p>
          <text:p text:style-name="P11"><text:a xlink:type="simple" xlink:href="#__RefHeading__1223_76030317" text:style-name="Index_20_Link" text:visited-style-name="Index_20_Link">用时预估<text:tab/>4</text:a></text:p>
          <text:p text:style-name="P6"><text:a xlink:type="simple" xlink:href="#__RefHeading__1225_76030317" text:style-name="Index_20_Link" text:visited-style-name="Index_20_Link">术语定义<text:tab/>4</text:a></text:p>
          <text:p text:style-name="P11"><text:a xlink:type="simple" xlink:href="#__RefHeading__1085_76030317" text:style-name="Index_20_Link" text:visited-style-name="Index_20_Link">项目流程<text:tab/>4</text:a></text:p>
          <text:p text:style-name="P11"><text:a xlink:type="simple" xlink:href="#__RefHeading__1227_76030317" text:style-name="Index_20_Link" text:visited-style-name="Index_20_Link">游戏模块<text:tab/>4</text:a></text:p>
          <text:p text:style-name="P11"><text:a xlink:type="simple" xlink:href="#__RefHeading__1229_76030317" text:style-name="Index_20_Link" text:visited-style-name="Index_20_Link">发布<text:tab/>4</text:a></text:p>
          <text:p text:style-name="P11"><text:a xlink:type="simple" xlink:href="#__RefHeading__1231_76030317" text:style-name="Index_20_Link" text:visited-style-name="Index_20_Link">培训<text:tab/>4</text:a></text:p>
        </text:index-body>
      </text:table-of-content>
      <text:p text:style-name="P1"/>
      <text:h text:style-name="P20" text:outline-level="1"><text:bookmark-start text:name="__RefHeading__1057_76030317"/>版权声明<text:bookmark-end text:name="__RefHeading__1057_76030317"/></text:h>
      <text:p text:style-name="P5"><text:span text:style-name="T5"><text:tab/>该文档的版权属于文档作者Rob&lt;</text:span><text:a xlink:type="simple" xlink:href="mailto:code.server.matrix@gmail.com">code.server.matrix@gmail.com</text:a><text:span text:style-name="T5">&gt;所有，任何个人或组织不得未经作者允许，私自复制该文档。</text:span></text:p>
      <text:h text:style-name="P20" text:outline-level="1"><text:bookmark-start text:name="__RefHeading__1059_76030317"/>如何查看该文档<text:bookmark-end text:name="__RefHeading__1059_76030317"/></text:h>
      <text:p text:style-name="Text_20_body"><text:span text:style-name="T6"><text:tab/>如果您是项目组的成员，请认真阅读</text:span><text:a xlink:type="simple" xlink:href="#5.项目目标|outline">项目目标</text:a><text:span text:style-name="T6">和</text:span><text:a xlink:type="simple" xlink:href="#6.项目流程安排及用时预估|outline">项目流程安排及用时预估</text:a>。<text:span text:style-name="T3">遇到不懂的名词，请先查看</text:span><text:a xlink:type="simple" xlink:href="#7.术语定义|outline"><text:span text:style-name="T3">术语定义</text:span></text:a><text:span text:style-name="T3">，如果其中未定义，建议您通过网络获取陌生名词的解释。</text:span></text:p>
      <text:p text:style-name="P17"><text:soft-page-break/>感谢</text:p>
      <text:p text:style-name="Text_20_body"><text:span text:style-name="T6"><text:tab/></text:span><text:span text:style-name="T7">感谢LibreOffice的开发团队，提供了编辑该文档的编辑器。感谢敏捷开发宣言无私的创作者们，不仅为软件开发提供了新的思路，而且为该文档的首页填补了空白。感谢维基百科，让我澄清了之前混淆的很多关于软件工程的概念。</text:span></text:p>
      <text:h text:style-name="P20" text:outline-level="1"><text:bookmark-start text:name="__RefHeading__1063_76030317"/>项目描述<text:bookmark-end text:name="__RefHeading__1063_76030317"/></text:h>
      <text:p text:style-name="P18"><text:tab/>该项目要实现一个基于J2SE平台的2D图形游戏。游戏名称为“月球登陆者”，游戏模拟了玩家乘飞船登陆月球。</text:p>
      <text:h text:style-name="P20" text:outline-level="1"><text:bookmark-start text:name="__RefHeading__1065_76030317"/>项目目标<text:bookmark-end text:name="__RefHeading__1065_76030317"/></text:h>
      <text:p text:style-name="P18"><text:tab/>用java语言实现一个可以在J2SE平台上可以运行的“模拟飞船登陆月球”的游戏。</text:p>
      <text:h text:style-name="P20" text:outline-level="1"><text:bookmark-start text:name="__RefHeading__1067_76030317"/>资源及分配<text:bookmark-end text:name="__RefHeading__1067_76030317"/></text:h>
      <text:p text:style-name="Text_20_body"><text:span text:style-name="T4"><text:tab/></text:span><text:span text:style-name="T7">该项目拥有的资源为：2名开发者，最长3个月时间。</text:span></text:p>
      <text:h text:style-name="P21" text:outline-level="2">开发者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7">姓名</text:p>
          </table:table-cell>
          <table:table-cell table:style-name="表格1.A1" office:value-type="string">
            <text:p text:style-name="P7">住址</text:p>
          </table:table-cell>
          <table:table-cell table:style-name="表格1.C1" office:value-type="string">
            <text:p text:style-name="P7">联系方式</text:p>
          </table:table-cell>
        </table:table-row>
        <table:table-row>
          <table:table-cell table:style-name="表格1.A2" office:value-type="string">
            <text:p text:style-name="P8">邓凯</text:p>
          </table:table-cell>
          <table:table-cell table:style-name="表格1.A2" office:value-type="string">
            <text:p text:style-name="P9">2#B318</text:p>
          </table:table-cell>
          <table:table-cell table:style-name="表格1.C2" office:value-type="string">
            <text:p text:style-name="P10">187-4047-4258</text:p>
          </table:table-cell>
        </table:table-row>
        <table:table-row>
          <table:table-cell table:style-name="表格1.A2" office:value-type="string">
            <text:p text:style-name="P9">乔磊</text:p>
          </table:table-cell>
          <table:table-cell table:style-name="表格1.A2" office:value-type="string">
            <text:p text:style-name="P9">2#B316</text:p>
          </table:table-cell>
          <table:table-cell table:style-name="表格1.C2" office:value-type="string">
            <text:p text:style-name="P9">183-2996-4637</text:p>
          </table:table-cell>
        </table:table-row>
      </table:table>
      <text:p text:style-name="P19"/>
      <text:h text:style-name="P22" text:outline-level="2">任务分配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7">任务</text:p>
          </table:table-cell>
          <table:table-cell table:style-name="表格2.B1" office:value-type="string">
            <text:p text:style-name="P7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7">邓凯，乔磊</text:p>
          </table:table-cell>
        </table:table-row>
      </table:table>
      <text:p text:style-name="P19"/>
      <text:h text:style-name="P20" text:outline-level="1"><text:bookmark-start text:name="__RefHeading__1069_76030317"/>项目流程安排及用时预估<text:bookmark-end text:name="__RefHeading__1069_76030317"/></text:h>
      <text:p text:style-name="P17"/>
      <text:h text:style-name="P23" text:outline-level="2"><text:bookmark-start text:name="__RefHeading__1071_76030317"/><text:soft-page-break/>培训<text:bookmark-end text:name="__RefHeading__1071_76030317"/></text:h>
      <text:p text:style-name="Text_20_body"><text:span text:style-name="T6"><text:tab/>培训对象：</text:span><text:a xlink:type="simple" xlink:href="#5.1.开发者信息：|outline">开发者</text:a><text:span text:style-name="T6">。</text:span></text:p>
      <text:h text:style-name="P24" text:outline-level="3"><text:bookmark-start text:name="__RefHeading__1207_76030317"/>基础<text:bookmark-end text:name="__RefHeading__1207_76030317"/></text:h>
      <text:p text:style-name="Text_20_body"><text:span text:style-name="T4"><text:tab/></text:span><text:span text:style-name="T7">基础是指关于java基础知识的培训。建议开发者阅读完《Thinking in java》或者叫《java编程思想》的最新版本，重温java的基础知识和一些常用的编程技巧。</text:span></text:p>
      <text:p text:style-name="P19"/>
      <text:p text:style-name="P19"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19"/>
      <text:h text:style-name="P24" text:outline-level="3"><text:bookmark-start text:name="__RefHeading__1209_76030317"/>游戏设计<text:bookmark-end text:name="__RefHeading__1209_76030317"/></text:h>
      <text:p text:style-name="Text_20_body"><text:span text:style-name="T4"><text:tab/></text:span><text:span text:style-name="T7">培训游戏设计方面的知识。</text:span></text:p>
      <text:p text:style-name="P19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19"/>
      <text:h text:style-name="P24" text:outline-level="3"><text:bookmark-start text:name="__RefHeading__1211_76030317"/>实现2D游戏需要的特殊知识<text:bookmark-end text:name="__RefHeading__1211_76030317"/></text:h>
      <text:p text:style-name="P17"/>
      <text:p text:style-name="P19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7">实现图像平移，旋转，缩放</text:p>
          </table:table-cell>
        </table:table-row>
        <table:table-row>
          <table:table-cell table:style-name="表格5.A2" office:value-type="string">
            <text:p text:style-name="P7">播放声音</text:p>
          </table:table-cell>
        </table:table-row>
        <table:table-row>
          <table:table-cell table:style-name="表格5.A2" office:value-type="string">
            <text:p text:style-name="P7">图像边缘检测</text:p>
          </table:table-cell>
        </table:table-row>
        <table:table-row>
          <table:table-cell table:style-name="表格5.A2" office:value-type="string">
            <text:p text:style-name="P7">线程，定时器</text:p>
          </table:table-cell>
        </table:table-row>
      </table:table>
      <text:p text:style-name="P19"/>
      <text:p text:style-name="P19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4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3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p text:style-name="P19"><text:soft-page-break/></text:p>
      <text:h text:style-name="P23" text:outline-level="2"><text:bookmark-start text:name="__RefHeading__1213_76030317"/>设计游戏<text:bookmark-end text:name="__RefHeading__1213_76030317"/></text:h>
      <text:p text:style-name="P17"/>
      <text:h text:style-name="P24" text:outline-level="3">设计游戏情节</text:h>
      <text:p text:style-name="P17"/>
      <text:p text:style-name="P19">给出详细的游戏情节或关卡的精确信息。应包括以下的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7">游戏情节的描述</text:p>
          </table:table-cell>
        </table:table-row>
        <table:table-row>
          <table:table-cell table:style-name="表格7.A2" office:value-type="string">
            <text:p text:style-name="P7">游戏中所有可能发生的事件列表</text:p>
          </table:table-cell>
        </table:table-row>
        <table:table-row>
          <table:table-cell table:style-name="表格7.A2" office:value-type="string">
            <text:p text:style-name="Table_20_Contents">所有事件发生的条件列表</text:p>
          </table:table-cell>
        </table:table-row>
      </table:table>
      <text:p text:style-name="P19"/>
      <text:h text:style-name="P24" text:outline-level="3"><text:bookmark-start text:name="__RefHeading__1215_76030317"/>抽象游戏<text:bookmark-end text:name="__RefHeading__1215_76030317"/></text:h>
      <text:p text:style-name="Text_20_body"><text:span text:style-name="T4"><text:tab/></text:span><text:span text:style-name="T7">合理的简化游戏情节，并给出精确的形式表述。</text:span></text:p>
      <text:h text:style-name="P24" text:outline-level="3"><text:bookmark-start text:name="__RefHeading__1217_76030317"/><text:soft-page-break/>设计游戏模块<text:bookmark-end text:name="__RefHeading__1217_76030317"/></text:h>
      <text:h text:style-name="P24" text:outline-level="3"><text:bookmark-start text:name="__RefHeading__1219_76030317"/>抽象游戏模块中的数据结构与算法<text:bookmark-end text:name="__RefHeading__1219_76030317"/></text:h>
      <text:h text:style-name="P23" text:outline-level="2"><text:bookmark-start text:name="__RefHeading__1075_76030317"/>分配编码任务<text:bookmark-end text:name="__RefHeading__1075_76030317"/></text:h>
      <text:h text:style-name="P23" text:outline-level="2"><text:bookmark-start text:name="__RefHeading__1077_76030317"/>搭建集成测试平台<text:bookmark-end text:name="__RefHeading__1077_76030317"/></text:h>
      <text:h text:style-name="P23" text:outline-level="2"><text:bookmark-start text:name="__RefHeading__1079_76030317"/>集成测试<text:bookmark-end text:name="__RefHeading__1079_76030317"/></text:h>
      <text:h text:style-name="P23" text:outline-level="2"><text:bookmark-start text:name="__RefHeading__1081_76030317"/>发布<text:bookmark-end text:name="__RefHeading__1081_76030317"/></text:h>
      <text:h text:style-name="P23" text:outline-level="2"><text:bookmark-start text:name="__RefHeading__1223_76030317"/>用时预估<text:bookmark-end text:name="__RefHeading__1223_76030317"/></text:h>
      <text:h text:style-name="P20" text:outline-level="1"><text:bookmark-start text:name="__RefHeading__1225_76030317"/>术语定义<text:bookmark-end text:name="__RefHeading__1225_76030317"/></text:h>
      <text:h text:style-name="P23" text:outline-level="2">项目组</text:h>
      <text:h text:style-name="P23" text:outline-level="2"><text:bookmark-start text:name="__RefHeading__1085_76030317"/>项目流程<text:bookmark-end text:name="__RefHeading__1085_76030317"/></text:h>
      <text:h text:style-name="P23" text:outline-level="2"><text:bookmark-start text:name="__RefHeading__1227_76030317"/>游戏模块<text:bookmark-end text:name="__RefHeading__1227_76030317"/></text:h>
      <text:h text:style-name="P23" text:outline-level="2"><text:bookmark-start text:name="__RefHeading__1229_76030317"/>发布<text:bookmark-end text:name="__RefHeading__1229_76030317"/></text:h>
      <text:h text:style-name="P23" text:outline-level="2"><text:bookmark-start text:name="__RefHeading__1231_76030317"/>培训<text:bookmark-end text:name="__RefHeading__1231_7603031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11T22:50:32</dc:date>
    <dc:creator>rob </dc:creator>
    <meta:editing-duration>PT3H30M8S</meta:editing-duration>
    <meta:editing-cycles>59</meta:editing-cycles>
    <meta:generator>LibreOffice/3.5$Linux_x86 LibreOffice_project/350m1$Build-2</meta:generator>
    <meta:document-statistic meta:table-count="7" meta:image-count="0" meta:object-count="0" meta:page-count="6" meta:paragraph-count="111" meta:word-count="356" meta:character-count="1424" meta:non-whitespace-character-count="1433"/>
  </office:meta>
</office:document-meta>
</file>